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Ingredient</text:p>
          </table:table-cell>
          <table:table-cell office:value-type="string">
            <text:p>Count</text:p>
          </table:table-cell>
          <table:table-cell office:value-type="string">
            <text:p>Code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16-02-24">
            <text:p>02/24/16</text:p>
          </table:table-cell>
          <table:table-cell office:value-type="string">
            <text:p>Almonds</text:p>
          </table:table-cell>
          <table:table-cell office:value-type="float" office:value="66">
            <text:p>66</text:p>
          </table:table-cell>
          <table:table-cell office:value-type="string">
            <text:p>09:49:35A01</text:p>
          </table:table-cell>
          <table:table-cell/>
        </table:table-row>
        <table:table-row table:style-name="ro1">
          <table:table-cell office:value-type="date" office:date-value="2016-02-24">
            <text:p>02/24/16</text:p>
          </table:table-cell>
          <table:table-cell office:value-type="string">
            <text:p>Chocolate</text:p>
          </table:table-cell>
          <table:table-cell office:value-type="float" office:value="107.5">
            <text:p>107.5</text:p>
          </table:table-cell>
          <table:table-cell office:value-type="string">
            <text:p>09:49:35A02</text:p>
          </table:table-cell>
          <table:table-cell/>
        </table:table-row>
        <table:table-row table:style-name="ro1">
          <table:table-cell office:value-type="date" office:date-value="2016-02-24">
            <text:p>02/24/16</text:p>
          </table:table-cell>
          <table:table-cell office:value-type="string">
            <text:p>Cherries</text:p>
          </table:table-cell>
          <table:table-cell office:value-type="float" office:value="30">
            <text:p>30</text:p>
          </table:table-cell>
          <table:table-cell office:value-type="string">
            <text:p>09:49:35A03</text:p>
          </table:table-cell>
          <table:table-cell/>
        </table:table-row>
        <table:table-row table:style-name="ro1">
          <table:table-cell office:value-type="date" office:date-value="2016-02-24">
            <text:p>02/24/16</text:p>
          </table:table-cell>
          <table:table-cell office:value-type="string">
            <text:p>Cranberries</text:p>
          </table:table-cell>
          <table:table-cell table:formula="of:=183/2" office:value-type="float" office:value="91.5">
            <text:p>91.5</text:p>
          </table:table-cell>
          <table:table-cell office:value-type="string">
            <text:p>09:49:35A04</text:p>
          </table:table-cell>
          <table:table-cell office:value-type="string">
            <text:p>Total divided by 2. All are counted if recognizable as a cranberry</text:p>
          </table:table-cell>
        </table:table-row>
        <table:table-row table:style-name="ro1">
          <table:table-cell office:value-type="date" office:date-value="2016-02-24">
            <text:p>02/24/16</text:p>
          </table:table-cell>
          <table:table-cell office:value-type="string">
            <text:p>Peanuts</text:p>
          </table:table-cell>
          <table:table-cell table:formula="of:=299/2" office:value-type="float" office:value="149.5">
            <text:p>149.5</text:p>
          </table:table-cell>
          <table:table-cell office:value-type="string">
            <text:p>09:49:35A05</text:p>
          </table:table-cell>
          <table:table-cell office:value-type="string">
            <text:p>Total divided by 2 </text:p>
          </table:table-cell>
        </table:table-row>
        <table:table-row table:style-name="ro1">
          <table:table-cell office:value-type="date" office:date-value="2016-02-24">
            <text:p>02/24/16</text:p>
          </table:table-cell>
          <table:table-cell office:value-type="string">
            <text:p>Cashews</text:p>
          </table:table-cell>
          <table:table-cell office:value-type="float" office:value="61.5">
            <text:p>61.5</text:p>
          </table:table-cell>
          <table:table-cell office:value-type="string">
            <text:p>09:49:35A06</text:p>
          </table:table-cell>
          <table:table-cell office:value-type="string">
            <text:p>Some were halves, added to make a whole cou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2/24/2016</text:date>, <text:time>16:0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5:37:16.54</meta:creation-date>
    <dc:date>2016-02-24T16:04:12.38</dc:date>
    <meta:editing-duration>PT26M55S</meta:editing-duration>
    <meta:editing-cycles>4</meta:editing-cycles>
    <meta:generator>OpenOffice.org/3.4.1$Win32 OpenOffice.org_project/341m1$Build-9593</meta:generator>
    <meta:document-statistic meta:table-count="3" meta:cell-count="32" meta:object-count="0"/>
  </office:meta>
</office:document-meta>
</file>